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urier New" svg:font-family="'Courier New'"/>
    <style:font-face style:name="OpenSymbol" svg:font-family="OpenSymbol"/>
    <style:font-face style:name="Roboto" svg:font-family="Roboto, sans-serif"/>
    <style:font-face style:name="Verdana" svg:font-family="Verdana"/>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微软雅黑" svg:font-family="微软雅黑"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top="0in" fo:margin-bottom="0in"/>
      <style:text-properties fo:color="#233143" style:font-name="Times New Roman" fo:font-size="13pt" fo:font-weight="normal" style:font-size-asian="13pt" style:font-weight-asian="normal" style:font-name-complex="Arial1" style:font-size-complex="13pt" style:font-weight-complex="normal"/>
    </style:style>
    <style:style style:name="P2" style:family="paragraph" style:parent-style-name="Standard" style:list-style-name="L10">
      <style:paragraph-properties fo:margin-top="0in" fo:margin-bottom="0in"/>
      <style:text-properties fo:color="#233143" style:font-name="Times New Roman" fo:font-size="13pt" fo:font-weight="normal" style:font-size-asian="13pt" style:font-weight-asian="normal" style:font-name-complex="Arial1" style:font-size-complex="13pt" style:font-weight-complex="normal"/>
    </style:style>
    <style:style style:name="P3" style:family="paragraph" style:parent-style-name="Standard">
      <style:paragraph-properties fo:margin-top="0in" fo:margin-bottom="0in"/>
      <style:text-properties fo:color="#233143" style:font-name="Times New Roman" fo:font-size="13pt" fo:font-weight="bold" style:font-size-asian="13pt" style:font-weight-asian="bold" style:font-name-complex="Arial1" style:font-size-complex="13pt" style:font-weight-complex="bold"/>
    </style:style>
    <style:style style:name="P4" style:family="paragraph" style:parent-style-name="Standard">
      <style:paragraph-properties fo:margin-top="0in" fo:margin-bottom="0in"/>
      <style:text-properties fo:color="#ff3333" style:font-name="Times New Roman" fo:font-size="13pt" fo:font-weight="normal" style:font-size-asian="13pt" style:font-weight-asian="normal" style:font-name-complex="Arial1" style:font-size-complex="13pt" style:font-weight-complex="normal"/>
    </style:style>
    <style:style style:name="P5" style:family="paragraph" style:parent-style-name="Standard" style:list-style-name="L10">
      <style:paragraph-properties fo:margin-top="0in" fo:margin-bottom="0in"/>
      <style:text-properties fo:color="#ff3333" style:font-name="Times New Roman" fo:font-size="13pt" fo:font-weight="normal" style:font-size-asian="13pt" style:font-weight-asian="normal" style:font-name-complex="Arial1" style:font-size-complex="13pt" style:font-weight-complex="normal"/>
    </style:style>
    <style:style style:name="P6" style:family="paragraph" style:parent-style-name="Text_20_body" style:list-style-name="L9">
      <style:paragraph-properties fo:margin-top="0in" fo:margin-bottom="0in" fo:line-height="120%" fo:background-color="transparent" style:writing-mode="lr-tb">
        <style:background-image/>
      </style:paragraph-properties>
    </style:style>
    <style:style style:name="P7" style:family="paragraph" style:parent-style-name="Text_20_body" style:master-page-name="MP0">
      <style:paragraph-properties fo:margin-top="0in" fo:margin-bottom="0in" style:page-number="auto" fo:break-before="page"/>
      <style:text-properties fo:color="#233143" style:font-name="Times New Roman" fo:font-size="13pt" fo:font-weight="normal" style:font-size-asian="13pt" style:font-weight-asian="normal" style:font-name-complex="Arial1" style:font-size-complex="13pt" style:font-weight-complex="normal"/>
    </style:style>
    <style:style style:name="P8" style:family="paragraph" style:parent-style-name="Text_20_body" style:list-style-name="L9">
      <style:paragraph-properties fo:margin-top="0in" fo:margin-bottom="0.0555in" fo:line-height="120%" fo:background-color="transparent" style:writing-mode="lr-tb">
        <style:background-image/>
      </style:paragraph-properties>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1155cc" style:text-line-through-style="none" style:font-name="Arial" fo:font-size="11pt" fo:font-style="normal" style:text-underline-style="solid" style:text-underline-width="auto" style:text-underline-color="font-color" fo:font-weight="normal" style:text-blinking="false" fo:background-color="transparent"/>
    </style:style>
    <style:style style:name="T5" style:family="text">
      <style:text-properties fo:font-variant="normal" fo:text-transform="none" fo:color="#1155cc" style:text-line-through-style="none" style:font-name="Arial" fo:font-size="11pt" fo:font-style="normal" style:text-underline-style="solid" style:text-underline-width="auto" style:text-underline-color="font-color" style:text-blinking="false" fo:background-color="transparent"/>
    </style:style>
    <style:style style:name="T6" style:family="text">
      <style:text-properties fo:color="#ff3333"/>
    </style:style>
    <style:style style:name="T7" style:family="text">
      <style:text-properties fo:color="#ff3333" fo:font-weight="bold"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docs-internal-guid-a10c68b3-7fff-c081-2ee0-9200c6c33363"/><text:a xlink:type="simple" xlink:href="https://docs.google.com/document/d/16u2Pa9TkbthBb9W_TU9fcbCjCtg549AEa-d0zNM_y6s/edit#heading=h.iocgvcuf3eog" text:style-name="Internet_20_link" text:visited-style-name="Visited_20_Internet_20_Link"><text:span text:style-name="T5">Anatomy of Code (Language, Compiler, Runtime, Platform)</text:span></text:a></text:p>
      <text:list xml:id="list8286200903730756939" text:style-name="L9">
        <text:list-item>
          <text:p text:style-name="P6"><text:a xlink:type="simple" xlink:href="https://docs.google.com/document/d/16u2Pa9TkbthBb9W_TU9fcbCjCtg549AEa-d0zNM_y6s/edit#heading=h.hxdc49omzklm" text:style-name="Internet_20_link" text:visited-style-name="Visited_20_Internet_20_Link"><text:span text:style-name="T4">Environment Setup (IDE, Code Editor, Version Control, Chat)</text:span></text:a></text:p>
        </text:list-item>
        <text:list-item>
          <text:p text:style-name="P6"><text:a xlink:type="simple" xlink:href="https://docs.google.com/document/d/16u2Pa9TkbthBb9W_TU9fcbCjCtg549AEa-d0zNM_y6s/edit#heading=h.bya0upc8avgj" text:style-name="Internet_20_link" text:visited-style-name="Visited_20_Internet_20_Link"><text:span text:style-name="T4">Basic Topics (Core C#, Program Structure, Testing, Logging)</text:span></text:a></text:p>
        </text:list-item>
        <text:list-item>
          <text:p text:style-name="P6"><text:a xlink:type="simple" xlink:href="https://docs.google.com/document/d/16u2Pa9TkbthBb9W_TU9fcbCjCtg549AEa-d0zNM_y6s/edit#heading=h.1i41wzdq9idq" text:style-name="Internet_20_link" text:visited-style-name="Visited_20_Internet_20_Link"><text:span text:style-name="T4">.NET Building Blocks (Framework, Standard, Core, Project, Solution, Assembly, Library, Application)</text:span></text:a></text:p>
        </text:list-item>
        <text:list-item>
          <text:p text:style-name="P6"><text:a xlink:type="simple" xlink:href="https://docs.google.com/document/d/16u2Pa9TkbthBb9W_TU9fcbCjCtg549AEa-d0zNM_y6s/edit#heading=h.ldwax1r0uhjb" text:style-name="Internet_20_link" text:visited-style-name="Visited_20_Internet_20_Link"><text:span text:style-name="T4">Common Language Runtime (BCL, CIL, CLI, CLR, CTS, JIT, VES)</text:span></text:a></text:p>
        </text:list-item>
        <text:list-item>
          <text:p text:style-name="P6"><text:a xlink:type="simple" xlink:href="https://docs.google.com/document/d/16u2Pa9TkbthBb9W_TU9fcbCjCtg549AEa-d0zNM_y6s/edit#heading=h.qk4w28m7ssyv" text:style-name="Internet_20_link" text:visited-style-name="Visited_20_Internet_20_Link"><text:span text:style-name="T4">Runtime Environment (Garbage Collection, Managed, Unmanaged)</text:span></text:a></text:p>
        </text:list-item>
        <text:list-item>
          <text:p text:style-name="P6"><text:a xlink:type="simple" xlink:href="https://docs.google.com/document/d/16u2Pa9TkbthBb9W_TU9fcbCjCtg549AEa-d0zNM_y6s/edit#heading=h.jg9btwsmaowp" text:style-name="Internet_20_link" text:visited-style-name="Visited_20_Internet_20_Link"><text:span text:style-name="T4">Datatypes (Reference, Value)</text:span></text:a></text:p>
        </text:list-item>
        <text:list-item>
          <text:p text:style-name="P6"><text:a xlink:type="simple" xlink:href="https://docs.google.com/document/d/16u2Pa9TkbthBb9W_TU9fcbCjCtg549AEa-d0zNM_y6s/edit#heading=h.5g640iwx46m7" text:style-name="Internet_20_link" text:visited-style-name="Visited_20_Internet_20_Link"><text:span text:style-name="T4">Access Modifiers (Internal, Private, Protected, Public)</text:span></text:a></text:p>
        </text:list-item>
        <text:list-item>
          <text:p text:style-name="P6"><text:a xlink:type="simple" xlink:href="https://docs.google.com/document/d/16u2Pa9TkbthBb9W_TU9fcbCjCtg549AEa-d0zNM_y6s/edit#heading=h.7e1hs89yl33b" text:style-name="Internet_20_link" text:visited-style-name="Visited_20_Internet_20_Link"><text:span text:style-name="T4">Extended Modifiers (Abstract, Const, New, Override, Partial, Readonly, Sealed, Static, Virtual)</text:span></text:a></text:p>
        </text:list-item>
        <text:list-item>
          <text:p text:style-name="P6"><text:a xlink:type="simple" xlink:href="https://docs.google.com/document/d/16u2Pa9TkbthBb9W_TU9fcbCjCtg549AEa-d0zNM_y6s/edit#heading=h.j7w40ftjwdwh" text:style-name="Internet_20_link" text:visited-style-name="Visited_20_Internet_20_Link"><text:span text:style-name="T4">Class (Constructor, Field, Method, Property, Reference Type)</text:span></text:a></text:p>
        </text:list-item>
        <text:list-item>
          <text:p text:style-name="P6"><text:a xlink:type="simple" xlink:href="https://docs.google.com/document/d/16u2Pa9TkbthBb9W_TU9fcbCjCtg549AEa-d0zNM_y6s/edit#heading=h.cu0m9g3mmu3w" text:style-name="Internet_20_link" text:visited-style-name="Visited_20_Internet_20_Link"><text:span text:style-name="T4">Struct (Constructor, Field, Method, Property, Value Type)</text:span></text:a></text:p>
        </text:list-item>
        <text:list-item>
          <text:p text:style-name="P6"><text:a xlink:type="simple" xlink:href="https://docs.google.com/document/d/16u2Pa9TkbthBb9W_TU9fcbCjCtg549AEa-d0zNM_y6s/edit#heading=h.8z1dblakde1u" text:style-name="Internet_20_link" text:visited-style-name="Visited_20_Internet_20_Link"><text:span text:style-name="T4">Interface (Method, Property)</text:span></text:a></text:p>
        </text:list-item>
        <text:list-item>
          <text:p text:style-name="P6"><text:a xlink:type="simple" xlink:href="https://docs.google.com/document/d/16u2Pa9TkbthBb9W_TU9fcbCjCtg549AEa-d0zNM_y6s/edit#heading=h.abksflpu462z" text:style-name="Internet_20_link" text:visited-style-name="Visited_20_Internet_20_Link"><text:span text:style-name="T4">Enum (Collection)</text:span></text:a></text:p>
        </text:list-item>
        <text:list-item>
          <text:p text:style-name="P6"><text:a xlink:type="simple" xlink:href="https://docs.google.com/document/d/16u2Pa9TkbthBb9W_TU9fcbCjCtg549AEa-d0zNM_y6s/edit#heading=h.b3036083wbsq" text:style-name="Internet_20_link" text:visited-style-name="Visited_20_Internet_20_Link"><text:span text:style-name="T4">Semantic Code (DRY, Comments-Inline, Comments-XML, KISS, Separation Of Concerns)</text:span></text:a></text:p>
        </text:list-item>
        <text:list-item>
          <text:p text:style-name="P6"><text:a xlink:type="simple" xlink:href="https://docs.google.com/document/d/16u2Pa9TkbthBb9W_TU9fcbCjCtg549AEa-d0zNM_y6s/edit#heading=h.bdz5hsbzgtak" text:style-name="Internet_20_link" text:visited-style-name="Visited_20_Internet_20_Link"><text:span text:style-name="T4">Object Oriented Programming (Abstraction, Encapsulation, Inheritance, Polymorphism)</text:span></text:a></text:p>
        </text:list-item>
        <text:list-item>
          <text:p text:style-name="P6"><text:a xlink:type="simple" xlink:href="https://docs.google.com/document/d/16u2Pa9TkbthBb9W_TU9fcbCjCtg549AEa-d0zNM_y6s/edit#heading=h.7zgp6yrbt2ow" text:style-name="Internet_20_link" text:visited-style-name="Visited_20_Internet_20_Link"><text:span text:style-name="T4">Variance (As, Boxing, Casting, Is, Out, Ref, TypeOf)</text:span></text:a></text:p>
        </text:list-item>
        <text:list-item>
          <text:p text:style-name="P6"><text:a xlink:type="simple" xlink:href="https://docs.google.com/document/d/16u2Pa9TkbthBb9W_TU9fcbCjCtg549AEa-d0zNM_y6s/edit#heading=h.ed91rh3gypqi" text:style-name="Internet_20_link" text:visited-style-name="Visited_20_Internet_20_Link"><text:span text:style-name="T4">Collections (Array, List, Data Structures, Dictionary, Generics)</text:span></text:a></text:p>
        </text:list-item>
        <text:list-item>
          <text:p text:style-name="P6"><text:a xlink:type="simple" xlink:href="https://docs.google.com/document/d/16u2Pa9TkbthBb9W_TU9fcbCjCtg549AEa-d0zNM_y6s/edit#heading=h.rmfojyl1o6yj" text:style-name="Internet_20_link" text:visited-style-name="Visited_20_Internet_20_Link"><text:span text:style-name="T4">Serialization (File I/O, Regular Expressions, Serializer-JSON, Serializer-Text, Serializer-XML)</text:span></text:a></text:p>
        </text:list-item>
        <text:list-item>
          <text:p text:style-name="P6"><text:a xlink:type="simple" xlink:href="https://docs.google.com/document/d/16u2Pa9TkbthBb9W_TU9fcbCjCtg549AEa-d0zNM_y6s/edit#heading=h.cyt0oqtbquzw" text:style-name="Internet_20_link" text:visited-style-name="Visited_20_Internet_20_Link"><text:span text:style-name="T4">Exception Handling (Catch, Custom Exceptions, Finally, Throw, Try)</text:span></text:a></text:p>
        </text:list-item>
        <text:list-item>
          <text:p text:style-name="P6"><text:a xlink:type="simple" xlink:href="https://docs.google.com/document/d/16u2Pa9TkbthBb9W_TU9fcbCjCtg549AEa-d0zNM_y6s/edit#heading=h.xd4bt5ycbeef" text:style-name="Internet_20_link" text:visited-style-name="Visited_20_Internet_20_Link"><text:span text:style-name="T4">Test Driven Development (Code-Coverage, Unit-Testing)</text:span></text:a></text:p>
        </text:list-item>
        <text:list-item>
          <text:p text:style-name="P6"><text:a xlink:type="simple" xlink:href="https://docs.google.com/document/d/16u2Pa9TkbthBb9W_TU9fcbCjCtg549AEa-d0zNM_y6s/edit#heading=h.h4po7f8e6htu" text:style-name="Internet_20_link" text:visited-style-name="Visited_20_Internet_20_Link"><text:span text:style-name="T4">Application Debugging (Breakpoints, Debugger, Logging)</text:span></text:a></text:p>
        </text:list-item>
        <text:list-item>
          <text:p text:style-name="P6"><text:a xlink:type="simple" xlink:href="https://docs.google.com/document/d/16u2Pa9TkbthBb9W_TU9fcbCjCtg549AEa-d0zNM_y6s/edit#heading=h.ggei6e9i8r5r" text:style-name="Internet_20_link" text:visited-style-name="Visited_20_Internet_20_Link"><text:span text:style-name="T4">SOLID (Single-Responsibility, Open-Closed, Liskov-Substitution, Interface-Segregation, Dependency-Inversion)</text:span></text:a></text:p>
        </text:list-item>
        <text:list-item>
          <text:p text:style-name="P6"><text:a xlink:type="simple" xlink:href="https://docs.google.com/document/d/16u2Pa9TkbthBb9W_TU9fcbCjCtg549AEa-d0zNM_y6s/edit#heading=h.30zrtc40kz0e" text:style-name="Internet_20_link" text:visited-style-name="Visited_20_Internet_20_Link"><text:span text:style-name="T4">Design Patterns (Creational-Singleton, Creational-Factory)</text:span></text:a></text:p>
        </text:list-item>
        <text:list-item>
          <text:p text:style-name="P6"><text:a xlink:type="simple" xlink:href="https://docs.google.com/document/d/16u2Pa9TkbthBb9W_TU9fcbCjCtg549AEa-d0zNM_y6s/edit#heading=h.whshucgxmk84" text:style-name="Internet_20_link" text:visited-style-name="Visited_20_Internet_20_Link"><text:span text:style-name="T4">Delegates (Action, Event, Function, Lambda, LINQ, Predicate)</text:span></text:a></text:p>
        </text:list-item>
        <text:list-item>
          <text:p text:style-name="P6"><text:a xlink:type="simple" xlink:href="https://docs.google.com/document/d/16u2Pa9TkbthBb9W_TU9fcbCjCtg549AEa-d0zNM_y6s/edit#heading=h.ukp14renbdep" text:style-name="Internet_20_link" text:visited-style-name="Visited_20_Internet_20_Link"><text:span text:style-name="T4">Multithreading (Async-Await, Task, Thread)</text:span></text:a></text:p>
        </text:list-item>
        <text:list-item>
          <text:p text:style-name="P8"><text:a xlink:type="simple" xlink:href="https://docs.google.com/document/d/16u2Pa9TkbthBb9W_TU9fcbCjCtg549AEa-d0zNM_y6s/edit#heading=h.5ne2rk7vamw" text:style-name="Internet_20_link" text:visited-style-name="Visited_20_Internet_20_Link"><text:span text:style-name="T4">Git (Add, Commit, Log, Pull, Push, Status)</text:span></text:a></text:p>
        </text:list-item>
      </text:list>
      <text:p text:style-name="P1"/>
      <text:p text:style-name="P1"/>
      <text:p text:style-name="P1"/>
      <text:p text:style-name="P1"/>
      <text:p text:style-name="P1"/>
      <text:p text:style-name="P1"/>
      <text:list xml:id="list9098080103379181113" text:style-name="L10">
        <text:list-header>
          <text:p text:style-name="P2"/>
          <text:p text:style-name="P2"><text:soft-page-break/><text:span text:style-name="T1">1 Language</text:span>: a style of code that enables programmers use to give instruction, some are functional, some are object oriented, <text:s/>based on their capabilities, some are great for mobile development, some are used for web development</text:p>
          <text:p text:style-name="P2"><text:span text:style-name="T1">Compiler:</text:span> a computer program that converts high level languages like source code to intermediate level or low level languages that other programs or machines can understand and run them</text:p>
          <text:p text:style-name="P2"><text:span text:style-name="T1">Runtime: </text:span>the virtual environment that manages how assemblies run, it handles tasks like memory management, exception, threads.</text:p>
          <text:p text:style-name="P5"><text:span text:style-name="T1">Platform:</text:span> an environment that programs run on like .net we have been using</text:p>
          <text:p text:style-name="P2"><text:span text:style-name="T1"/></text:p>
          <text:p text:style-name="P2"><text:span text:style-name="T1">2 IDE:</text:span> integrated Development Environment is a program that has a GUI that handle a lot of operations for developers like checking errors, linking dependencies and running tests and debugging</text:p>
        </text:list-header>
      </text:list>
      <text:p text:style-name="P1"><text:tab/><text:span text:style-name="T1">Code Editor</text:span>: text editor for editing source code </text:p>
      <text:p text:style-name="P1"><text:tab/><text:span text:style-name="T1">Version Control</text:span>: it is a practice commonly used in project management where it keeps tracks different versions/ builds of a program, <text:s/>and one common use is to go back to a previous build</text:p>
      <text:p text:style-name="P1"><text:tab/><text:span text:style-name="T7">Chat:</text:span><text:span text:style-name="T6"> </text:span><text:span text:style-name="T7">client can send messages to the server and the server broadcast the message to all clients that are currently connected the server sort of like a publisher subscriber Model</text:span></text:p>
      <text:p text:style-name="P1"/>
      <text:p text:style-name="P3">3 <text:span text:style-name="T6">core c#: </text:span></text:p>
      <text:p text:style-name="P4"><text:span text:style-name="T1">Program Structure:</text:span> modules that have strong cohesion get placed into one project and multiple projected are bundled together and made a solution</text:p>
      <text:p text:style-name="P1"><text:span text:style-name="T1">Testing:</text:span> Give test cases <text:s/>to a program in development to expose potentials bugs so they can be patched in the next version. Test cases have to reach full coverage 100% in order to test all conditions specified. Some commonly testing appraoches are unit testing and intergration testing</text:p>
      <text:p text:style-name="P1"><text:span text:style-name="T1">Logging:</text:span> recording some events for uses like debugging or just future references</text:p>
      <text:p text:style-name="P1"/>
      <text:p text:style-name="P1"><text:span text:style-name="T1">4 .net framework</text:span>: original .net implementation, has the most fundamental components like common language runtime and a standard library, but it will be deprecated soon</text:p>
      <text:p text:style-name="P1"><text:span text:style-name="T1">.net standard </text:span><text:s/>not an implementation, a formal set of APIs that are common to all .net implementations, which allows libraries to be shared</text:p>
      <text:p text:style-name="P1"><text:span text:style-name="T1">.net core</text:span> the latest and a redesigned version of .net framework that supports some additional functionalities like cross-platform</text:p>
      <text:p text:style-name="P1"><text:span text:style-name="T1">project</text:span>: a project contains a group of classes that have strong cohesion, with enough functionalities to perform some task,but library and test cases can be made into projects</text:p>
      <text:p text:style-name="P1"><text:soft-page-break/><text:span text:style-name="T1">solution</text:span>: a group of projects that are compiled together and work together, usually each project has a specific purpose, some handles the core logic, some do testing. Projects are better organized this way.</text:p>
      <text:p text:style-name="P1"><text:span text:style-name="T1">Assembly</text:span>: it is a intermediate language converted from source code by a compiler, usuallly exe or dll, it get executed in the runtime envrionment</text:p>
      <text:p text:style-name="P1"><text:span text:style-name="T1">library</text:span>: a collection of code that is built-in or third-party that already perform some tasks, so programmers can borrow them for direct use </text:p>
      <text:p text:style-name="P1"><text:span text:style-name="T1">application</text:span>: are the finalized products that can run as standlone units on different operating system</text:p>
      <text:p text:style-name="P1"/>
      <text:p text:style-name="P1">5 common language runtime</text:p>
      <text:p text:style-name="P1"><text:span text:style-name="T1">BCL base class library</text:span>, contains the most common date types like characters and numeric types, can be used as building blocks for more sophisticated programs</text:p>
      <text:p text:style-name="P1"><text:span text:style-name="T1">CIL common intermediate language</text:span>, generated by compiler from source code for runtime environment to understand </text:p>
      <text:p text:style-name="P1"><text:span text:style-name="T1">CLI common language infrastructure</text:span>, infrastructure that are common to all implementation of .net like runtime , base class library, common type system</text:p>
      <text:p text:style-name="P1"><text:span text:style-name="T1">CLR common language runtime</text:span>, an execution environment that manage a lot of tasks like memory management, garbage collecition before the scene</text:p>
      <text:p text:style-name="P1"><text:span text:style-name="T1">CTS common type system </text:span>the most commonly used types include enum struct classes, value and reference types, which makes modularizaition much easier or programmers</text:p>
      <text:p text:style-name="P1"><text:span text:style-name="T1">JIT just in time compiler</text:span> interprets the intermediate language into machine code </text:p>
      <text:p text:style-name="P1"><text:span text:style-name="T1">VES runtime environment</text:span> that handles lots of tasks like memory management and garbage collections</text:p>
      <text:p text:style-name="P1"/>
      <text:p text:style-name="P1">runtime environment </text:p>
      <text:p text:style-name="P1"><text:span text:style-name="T1">garbage collection</text:span>: automated process of reclaiming memory that not longer reachable, without this function, computer slows down overtime because most of the memory are occupied and not freed</text:p>
      <text:p text:style-name="P1"><text:span text:style-name="T1">managed</text:span>: usually code written in high- level languages that only run under the management of common language infrastructure like CLR</text:p>
      <text:p text:style-name="P1"><text:span text:style-name="T1">unmanaged</text:span>: any code runs outside of the runtime is unmanaged</text:p>
      <text:p text:style-name="P1"/>
      <text:p text:style-name="P1"><text:span text:style-name="T1">refences type</text:span>: pointers to a memory location where the actual object is located, doesnt contain any information, class is one exmple</text:p>
      <text:p text:style-name="P1"><text:span text:style-name="T1">value type:</text:span> the most basic types that contain data In their own, some allow for customization like enum</text:p>
      <text:p text:style-name="P1">1 byte = 8 bits</text:p>
      <text:p text:style-name="P1">1 int = 32bits = 4bytes</text:p>
      <text:p text:style-name="P1">float = 32bits = 4bytes</text:p>
      <text:p text:style-name="P1"><text:soft-page-break/>long 64bits = <text:s/>8bytes</text:p>
      <text:p text:style-name="P1">double 64bits</text:p>
      <text:p text:style-name="P1">decimal 128bits</text:p>
      <text:p text:style-name="P1">char 16bits</text:p>
      <text:p text:style-name="P1">bool 8bits</text:p>
      <text:p text:style-name="P1"/>
      <text:p text:style-name="P1">access modifiers</text:p>
      <text:p text:style-name="P1"><text:span text:style-name="T1">internal</text:span>: access is only allowed within the same project/assembly</text:p>
      <text:p text:style-name="P1"><text:span text:style-name="T1">private</text:span>: access is only allowed within the same class</text:p>
      <text:p text:style-name="P1"><text:span text:style-name="T1">protected</text:span>: access is only allowed for the parent class and its derived class</text:p>
      <text:p text:style-name="P1"><text:span text:style-name="T1">public</text:span>: open access to all</text:p>
      <text:p text:style-name="P1"/>
      <text:p text:style-name="P1"><text:span text:style-name="T1">abstract</text:span>: a method or a class has not been fully implemented, concrete classes must implement, abstract still don't have to</text:p>
      <text:p text:style-name="P1"><text:span text:style-name="T1">const</text:span>: a constant field that cannot be modified usually physical properties like pie or speed of light, participate in a constant expression c1 = c2 -1</text:p>
      <text:p text:style-name="P1"><text:span text:style-name="T1">new</text:span>: allocate memory for a new object</text:p>
      <text:p text:style-name="P1"><text:span text:style-name="T1">override</text:span>: define something abstract or redefine something virtual</text:p>
      <text:p text:style-name="P1"><text:span text:style-name="T1">partial</text:span>: <text:s/>used to split a class into different parts usually used because some parts are machine generated or some parts are rarely changed</text:p>
      <text:p text:style-name="P1"><text:span text:style-name="T1">readonly</text:span>: a field that is generate during an object's initial construction, and can not be modified afterwards</text:p>
      <text:p text:style-name="P1"><text:span text:style-name="T1">sealed</text:span>: the part has been finalized and will not allow any modification</text:p>
      <text:p text:style-name="P1"><text:span text:style-name="T2">static</text:span>: a class member instead of an instance member, means all objects instantiated will have to share it</text:p>
      <text:p text:style-name="P1"><text:span text:style-name="T1">virtual</text:span>: enables overriding, usually methods in parent classes</text:p>
      <text:p text:style-name="P1"/>
      <text:p text:style-name="P1">class</text:p>
      <text:p text:style-name="P1"><text:span text:style-name="T1">constructor</text:span>: used to create an object, if not provided by a programmer, compiler provides one automatically, if a custom constructor is provided, compiler will not provide a default one</text:p>
      <text:p text:style-name="P1"><text:span text:style-name="T1">field</text:span>: a variable of a class that contains some data, recommended to be private and protected </text:p>
      <text:p text:style-name="P1"><text:span text:style-name="T1">method</text:span>: a block of code that are grouped together and does one specific task either or without input</text:p>
      <text:p text:style-name="P1"><text:span text:style-name="T1">property</text:span>: a combination of fields of its getter and setter</text:p>
      <text:p text:style-name="P1"><text:span text:style-name="T1">reference type</text:span>: pointers to a memory location where the actual object is located</text:p>
      <text:p text:style-name="P1"/>
      <text:p text:style-name="P1">both struct and interface can implement interface </text:p>
      <text:p text:style-name="P1">struct <text:span text:style-name="T1">no inheritance</text:span></text:p>
      <text:p text:style-name="P1"><text:soft-page-break/>constructors</text:p>
      <text:p text:style-name="P1">field</text:p>
      <text:p text:style-name="P1">method</text:p>
      <text:p text:style-name="P1">property</text:p>
      <text:p text:style-name="P1">value type: <text:span text:style-name="T1">holds data in its own instead of a reference, </text:span></text:p>
      <text:p text:style-name="P1"/>
      <text:p text:style-name="P1">interface </text:p>
      <text:p text:style-name="P1"><text:span text:style-name="T1">method</text:span>: abstract methods only has parameter and return <text:s/>type, no body </text:p>
      <text:p text:style-name="P1"><text:span text:style-name="T1">property</text:span>: like a method in an interface, can have get set or both</text:p>
      <text:p text:style-name="P1"/>
      <text:p text:style-name="P1"><text:span text:style-name="T1">Enum</text:span>: custom defined structure that holds <text:span text:style-name="T1">a set of named constants</text:span></text:p>
      <text:p text:style-name="P1"/>
      <text:p text:style-name="P1"><text:span text:style-name="T1">DRY</text:span>: stands for do not repeat yourself, <text:s/>a coding principle that avoid the repetition of the same code, one common way to do it is to create helper methods</text:p>
      <text:p text:style-name="P1"><text:span text:style-name="T1">comments inline</text:span>: // to write down additional notes, make source code easier to understand for yourself and other programmers</text:p>
      <text:p text:style-name="P1"><text:span text:style-name="T1">comments xml</text:span>: /// comments written in this format will generate a XML file <text:s/>by compiler</text:p>
      <text:p text:style-name="P1"><text:span text:style-name="T1">kiss</text:span>: keep it simple stupid, should always consider the simplest solution</text:p>
      <text:p text:style-name="P1"><text:span text:style-name="T1">separation of concerns</text:span>: a design principle that groups code by functionalities, one section usually focus on one particular task</text:p>
      <text:p text:style-name="P1"/>
      <text:p text:style-name="P1">OOP</text:p>
      <text:p text:style-name="P1"><text:span text:style-name="T1">abstraction</text:span>: extraction of the most critical information to create a model usually defined in project requirement. For example, you need to model a vehicle, but can't possible mode all aspects of a vehicle, there you care about the properties and behaviors required by your client.</text:p>
      <text:p text:style-name="P1"><text:span text:style-name="T1">encapsulation</text:span>: hiding information. Modules, some implementation details are hidden, only some open portals allows to have modules to communicate with each other</text:p>
      <text:p text:style-name="P1"><text:span text:style-name="T1">inheritance</text:span>: a derived class contains all of its parent fields and behaviors, there are a few types single, multitple, multi-leveled, multiple inheritance can only be achieved through interface </text:p>
      <text:p text:style-name="P1"><text:span text:style-name="T1">polymorphism</text:span>: the ability of an object to take on multiple forms, generally its ancestors' types</text:p>
      <text:p text:style-name="P1"/>
      <text:p text:style-name="P1"><text:span text:style-name="T1">as</text:span>: used when you try to cast, if two types are compatible, casting is successful if not , a null is returned</text:p>
      <text:p text:style-name="P1"><text:span text:style-name="T1">boxing</text:span>: when you cast a value type into an object type, the value itself gets placed in a wrapper object instance</text:p>
      <text:p text:style-name="P1"><text:soft-page-break/><text:span text:style-name="T1">casting</text:span>: is when a type is converted to another type that is compatible, upcasting is implicit but downcasting is explicit </text:p>
      <text:p text:style-name="P1">upcasting</text:p>
      <text:p text:style-name="P1">downcasting</text:p>
      <text:p text:style-name="P1"><text:span text:style-name="T1">is</text:span>: checks if a type is compatible( can be downcasted) with another</text:p>
      <text:p text:style-name="P1"><text:span text:style-name="T1">out</text:span>: arguments are passed <text:span text:style-name="T1">by reference</text:span> instead of by values, used when you want to return multiple values from a single function, </text:p>
      <text:p text:style-name="P1"><text:span text:style-name="T1">ref</text:span>: arguments are passed by reference instead of by value, that the argument has to be initialized beforehand</text:p>
      <text:p text:style-name="P1"><text:span text:style-name="T1">typeof</text:span>: checks the type but only if it is part of system.Type</text:p>
      <text:p text:style-name="P1"/>
      <text:p text:style-name="P1"/>
      <text:p text:style-name="P1"><text:span text:style-name="T1">array</text:span>: a data structure that can contain multiple elements, even different types of elements, need to have memory allocated before use and doesn't do any resizing automatically</text:p>
      <text:p text:style-name="P1"><text:span text:style-name="T1">list</text:span>: a more advanced data structures that builds on top of array, takes only a type of elements and does active resizing which could be a problem itself sometimes</text:p>
      <text:p text:style-name="P1"><text:span text:style-name="T1">data structures</text:span>: ways of store, manipulate, and access data, different structures have different use based on their properties and access time</text:p>
      <text:p text:style-name="P1"><text:span text:style-name="T1">dictionary</text:span>: a kind of data structures that contain key value pairs, because it cannot contain duplicate keys, it is a great tool to store information if the key is guaranteed to be unique like SSN</text:p>
      <text:p text:style-name="P1"><text:span text:style-name="T1">generics</text:span>: the type of types, a generic type can be any type, usually when defining data structures, generics are used to give more flexibility</text:p>
      <text:p text:style-name="P1"><text:span text:style-name="T1">file I/O</text:span>: use input stream to read data from some file, and output stream to write steam of bytes, is a common way of persisting data</text:p>
      <text:p text:style-name="P1">regular expression: pattern matching for parsing texts, + * ^ symbols each can match a centain pattern of text</text:p>
      <text:p text:style-name="P1"><text:span text:style-name="T1">serializer-JSON</text:span>: <text:s/>Jsonserializer.serializer to convert data, <text:s/>deserializer to reverse the process</text:p>
      <text:p text:style-name="P1"><text:span text:style-name="T1">serializer-Text</text:span>: </text:p>
      <text:p text:style-name="P1"><text:span text:style-name="T1">serializer-XML</text:span>: XML serialize the public fields and properties, or the parameters and return values of methods and convert into XML</text:p>
      <text:p text:style-name="P1"/>
      <text:p text:style-name="P1"><text:span text:style-name="T1">catch</text:span>: where you catch and handle an exception, usually by printing out stack traces, but sometimes you do rethrow an exception </text:p>
      <text:p text:style-name="P1"><text:span text:style-name="T1">cutomer exception</text:span>: user-defined exception that could provide more information about the exception than default implementation</text:p>
      <text:p text:style-name="P1"><text:span text:style-name="T1">finally</text:span>: gets execute regardless of what happens in try block, even if it has return statement, a great place for cleaning up and closing files</text:p>
      <text:p text:style-name="P1"><text:soft-page-break/><text:span text:style-name="T1">throw</text:span>: explicitly throws an exception </text:p>
      <text:p text:style-name="P1"><text:span text:style-name="T1">try</text:span>: put code in try block if you think that it could throw some exception </text:p>
      <text:p text:style-name="P1"/>
      <text:p text:style-name="P1"><text:span text:style-name="T1">code-coverage</text:span>: percentage of how many branches of your code gets tested, if not 100%, test cases have not covered all conditions or paths which indicate test cases are not complete or some conditions are not reachable</text:p>
      <text:p text:style-name="P1"/>
      <text:p text:style-name="P1"><text:span text:style-name="T1">unit-testing</text:span>: testing the smallest functionality at a time, and anything else that is not being tested, are assumed to be correct. Since you are testing unit by unit, it helps identify which module or even which branch of execution the logic error is in</text:p>
      <text:p text:style-name="P1"/>
      <text:p text:style-name="P1"><text:span text:style-name="T1">breakpoints</text:span>: a line set in source code and when debugger is used, it stops at that line, users can still manually have it execute one line at a time.</text:p>
      <text:p text:style-name="P1"><text:span text:style-name="T1">debugger</text:span>: a debugging tool that usually comes with an IDE. It helps programmers find logic errors. You can use it to set a breakpoint, use it to step through , step in and out of a method to track what's happened</text:p>
      <text:p text:style-name="P1"><text:span text:style-name="T1">logging</text:span>: recording any unexpected events and have them stored for debugging or future references</text:p>
      <text:p text:style-name="P1"/>
      <text:p text:style-name="P3">SOLID</text:p>
      <text:p text:style-name="P1"><text:span text:style-name="T1">Single-responsibility</text:span>: a class should only perform a task</text:p>
      <text:p text:style-name="P1"><text:span text:style-name="T1">open-closed</text:span>: open for <text:span text:style-name="T1">extension</text:span> and closed for <text:span text:style-name="T1">modification</text:span>, <text:s/>can add on top of your foundation, but not change the default behaviors. Open: not sealed Closed: </text:p>
      <text:p text:style-name="P1"><text:span text:style-name="T1">Liskov-substitution principle</text:span>: if a parameter of type x works, any derived types of x should work as well </text:p>
      <text:p text:style-name="P1"><text:span text:style-name="T1">Interface-segregation:</text:span> many specific interfaces over one conglomerate </text:p>
      <text:p text:style-name="P1"><text:span text:style-name="T1">Dependency-inversion</text:span>: instead of having classes that depends on other classes, have them depend on their interfaces </text:p>
      <text:p text:style-name="P1"/>
      <text:p text:style-name="P1"><text:span text:style-name="T1">design pattern</text:span>: design models that have been put to practice for decades, like industry standards, mvc singleton, subscriber/ publisher</text:p>
      <text:p text:style-name="P1">creational pattern: models that deals with object creation, Singleton factory builder prototype, abstract</text:p>
      <text:p text:style-name="P1">singleton: only one instance of an object and it is to be shared by other objects</text:p>
      <text:p text:style-name="P1">factory: defines an interface for creating an object, but let classes that implement the interface decide which class to instantiate</text:p>
      <text:p text:style-name="P1"/>
      <text:p text:style-name="P1"><text:span text:style-name="T1">delegates</text:span>: as long as a method' signature matches a delegates's, it can be passed in as argument and the delegate will become this method</text:p>
      <text:p text:style-name="P1"><text:span text:style-name="T1">action</text:span>: a built in delegate type takes in some input types but has no return type</text:p>
      <text:p text:style-name="P1"><text:soft-page-break/><text:span text:style-name="T1">event</text:span>: handlers can subscribe to event, when an event is fired, all handlers method will be executed. Make sure to assign it, otherwise error, or null conditional operator</text:p>
      <text:p text:style-name="P1"><text:span text:style-name="T1">Function</text:span>: built in delegate that takes in some input types and has a return type</text:p>
      <text:p text:style-name="P1"><text:span text:style-name="T1">lambda</text:span>: a shorthand for declaring a function, (a,b) =&gt; {funciton}, commonly used in functional language like scheme</text:p>
      <text:p text:style-name="P1"><text:span text:style-name="T1">LINQ</text:span>: integration of SQL queries into .NET, with commands like from in where, <text:s/>order by </text:p>
      <text:p text:style-name="P1">predicate</text:p>
      <text:p text:style-name="P1"/>
      <text:p text:style-name="P1"><text:span text:style-name="T1">Async await</text:span>: when there is task that's time consuming, a process can be created for it and let it run on its own. In the mean time, other programs can run in parallel so that we don't have to wait for the time- consuming process to finish, but eventually you have to wait for it to finish to get processed out of it.</text:p>
      <text:p text:style-name="P1"><text:span text:style-name="T1">task</text:span>: a class that works with threads, is used to carry out one operation asynchronously</text:p>
      <text:p text:style-name="P1"><text:span text:style-name="T1">thread</text:span>: a execution path of a program, can run parallel with other threads. </text:p>
      <text:p text:style-name="P1"/>
      <text:p text:style-name="P1">Source Control Management:</text:p>
      <text:p text:style-name="P1"><text:span text:style-name="T1">git </text:span>version control software that keeps track of change in source code </text:p>
      <text:p text:style-name="P1"><text:span text:style-name="T1">add</text:span> <text:s/>add change to the <text:span text:style-name="T3">staging area</text:span></text:p>
      <text:p text:style-name="P1"><text:span text:style-name="T1">commit</text:span> <text:s/>update changes of source code and log message to local repository</text:p>
      <text:p text:style-name="P1"><text:span text:style-name="T1">log</text:span> view <text:span text:style-name="T3">push history</text:span> and <text:span text:style-name="T3">log message</text:span></text:p>
      <text:p text:style-name="P1"><text:span text:style-name="T1">pull</text:span> <text:span text:style-name="T3">download</text:span> content from remote to local</text:p>
      <text:p text:style-name="P1"><text:span text:style-name="T1">push</text:span> <text:s/><text:span text:style-name="T3">upload</text:span> content from local repository to a remote repository</text:p>
      <text:p text:style-name="P1"><text:span text:style-name="T1">status</text:span> check the difference between your <text:span text:style-name="T3">working directory</text:span> in a local repository and the same directory in a remote repository</text:p>
      <text:p text:style-name="P1"/>
      <text:p text:style-name="P1">Rewatch his comments </text:p>
      <text:p text:style-name="P1">unmanaged compilation...directly</text:p>
      <text:p text:style-name="P1">managed compilation...</text:p>
      <text:p text:style-name="P1">JIT IL -&gt; machine code</text:p>
      <text:p text:style-name="P1"/>
      <text:p text:style-name="P1">primitive data type objects, dont use them like object</text:p>
      <text:p text:style-name="P1">boxing <text:s/>value-&gt; reference, a copy, dont do it often</text:p>
      <text:p text:style-name="P1">as try to cast failed null</text:p>
      <text:p text:style-name="P1">obj-&gt;obj</text:p>
      <text:p text:style-name="P1"/>
      <text:p text:style-name="P1">scope </text:p>
      <text:p text:style-name="P1">structure: </text:p>
      <text:p text:style-name="P1">enum: not used</text:p>
      <text:p text:style-name="P1">struct: object modeling</text:p>
      <text:p text:style-name="P1"><text:soft-page-break/></text:p>
      <text:p text:style-name="P1">serialization</text:p>
      <text:p text:style-name="P1">XML: verbose</text:p>
      <text:p text:style-name="P1">JASON: UI, only content</text:p>
      <text:p text:style-name="P1"/>
      <text:p text:style-name="P1">static: one instance of a variable, method, class</text:p>
      <text:p text:style-name="P1">const: static </text:p>
      <text:p text:style-name="P1"/>
      <text:p text:style-name="P1">access modifiers</text:p>
      <text:p text:style-name="P1">extended modifiers</text:p>
      <text:p text:style-name="P1"/>
      <text:p text:style-name="P1">private internal protected public</text:p>
      <text:p text:style-name="P1">protected more accessible than internal</text:p>
      <text:p text:style-name="P1"/>
      <text:p text:style-name="P1">delegate an abstraction/ container</text:p>
      <text:p text:style-name="P1">generics placeholder for data type</text:p>
      <text:p text:style-name="P1"/>
      <text:p text:style-name="P1">interface multiple functionalities</text:p>
      <text:p text:style-name="P1"/>
      <text:p text:style-name="P1">all <text:s/>values types are struct, not classes</text:p>
      <text:p text:style-name="P1">static class no instance, singlent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urier New" svg:font-family="'Courier New'"/>
    <style:font-face style:name="OpenSymbol" svg:font-family="OpenSymbol"/>
    <style:font-face style:name="Roboto" svg:font-family="Roboto, sans-serif"/>
    <style:font-face style:name="Verdana" svg:font-family="Verdana"/>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微软雅黑" svg:font-family="微软雅黑"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zh" style:country-asian="CN"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宋体" style:font-size-asian="11pt" style:language-asian="zh" style:country-asian="CN"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1" fo:font-size="14pt" style:font-name-asian="微软雅黑"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宋体" style:font-size-asian="18pt" style:font-weight-asian="bold" style:font-name-complex="Tahoma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Numbering_20_Symbols" style:display-name="Numbering Symbols" style:family="text"/>
    <style:style style:name="WW_5f_CharLFO1LVL1" style:display-name="WW_CharLFO1LVL1" style:family="text">
      <style:text-properties fo:font-size="10pt" style:font-size-asian="10pt"/>
    </style:style>
    <style:style style:name="WW_5f_CharLFO1LVL2" style:display-name="WW_CharLFO1LVL2" style:family="text">
      <style:text-properties fo:font-size="10pt" style:font-size-asian="10pt"/>
    </style:style>
    <style:style style:name="WW_5f_CharLFO1LVL3" style:display-name="WW_CharLFO1LVL3" style:family="text">
      <style:text-properties fo:font-size="10pt" style:font-size-asian="10pt"/>
    </style:style>
    <style:style style:name="WW_5f_CharLFO1LVL4" style:display-name="WW_CharLFO1LVL4" style:family="text">
      <style:text-properties fo:font-size="10pt" style:font-size-asian="10pt"/>
    </style:style>
    <style:style style:name="WW_5f_CharLFO1LVL5" style:display-name="WW_CharLFO1LVL5" style:family="text">
      <style:text-properties fo:font-size="10pt" style:font-size-asian="10pt"/>
    </style:style>
    <style:style style:name="WW_5f_CharLFO1LVL6" style:display-name="WW_CharLFO1LVL6" style:family="text">
      <style:text-properties fo:font-size="10pt" style:font-size-asian="10pt"/>
    </style:style>
    <style:style style:name="WW_5f_CharLFO1LVL7" style:display-name="WW_CharLFO1LVL7" style:family="text">
      <style:text-properties fo:font-size="10pt" style:font-size-asian="10pt"/>
    </style:style>
    <style:style style:name="WW_5f_CharLFO1LVL8" style:display-name="WW_CharLFO1LVL8" style:family="text">
      <style:text-properties fo:font-size="10pt" style:font-size-asian="10pt"/>
    </style:style>
    <style:style style:name="WW_5f_CharLFO1LVL9" style:display-name="WW_CharLFO1LVL9" style:family="text">
      <style:text-properties fo:font-size="10pt" style:font-size-asian="10pt"/>
    </style:style>
    <style:style style:name="WW_5f_CharLFO2LVL1" style:display-name="WW_CharLFO2LVL1" style:family="text">
      <style:text-properties fo:font-size="10pt" style:font-size-asian="10pt"/>
    </style:style>
    <style:style style:name="WW_5f_CharLFO2LVL2" style:display-name="WW_CharLFO2LVL2" style:family="text">
      <style:text-properties fo:font-size="10pt" style:font-size-asian="10pt"/>
    </style:style>
    <style:style style:name="WW_5f_CharLFO2LVL3" style:display-name="WW_CharLFO2LVL3" style:family="text">
      <style:text-properties fo:font-size="10pt" style:font-size-asian="10pt"/>
    </style:style>
    <style:style style:name="WW_5f_CharLFO2LVL4" style:display-name="WW_CharLFO2LVL4" style:family="text">
      <style:text-properties fo:font-size="10pt" style:font-size-asian="10pt"/>
    </style:style>
    <style:style style:name="WW_5f_CharLFO2LVL5" style:display-name="WW_CharLFO2LVL5" style:family="text">
      <style:text-properties fo:font-size="10pt" style:font-size-asian="10pt"/>
    </style:style>
    <style:style style:name="WW_5f_CharLFO2LVL6" style:display-name="WW_CharLFO2LVL6" style:family="text">
      <style:text-properties fo:font-size="10pt" style:font-size-asian="10pt"/>
    </style:style>
    <style:style style:name="WW_5f_CharLFO2LVL7" style:display-name="WW_CharLFO2LVL7" style:family="text">
      <style:text-properties fo:font-size="10pt" style:font-size-asian="10pt"/>
    </style:style>
    <style:style style:name="WW_5f_CharLFO2LVL8" style:display-name="WW_CharLFO2LVL8" style:family="text">
      <style:text-properties fo:font-size="10pt" style:font-size-asian="10pt"/>
    </style:style>
    <style:style style:name="WW_5f_CharLFO2LVL9" style:display-name="WW_CharLFO2LVL9"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20-07-27T13:18:00Z</meta:creation-date>
    <dc:date>2020-11-10T14:07:50.22</dc:date>
    <meta:editing-cycles>19</meta:editing-cycles>
    <meta:editing-duration>P2DT7H37M35S</meta:editing-duration>
    <meta:document-statistic meta:table-count="0" meta:image-count="0" meta:object-count="0" meta:page-count="9" meta:paragraph-count="192" meta:word-count="2574" meta:character-count="163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